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7929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tier_price_website</text:p>
          </table:table-cell>
          <table:table-cell office:value-type="string">
            <text:p>tier_price_customer_group</text:p>
          </table:table-cell>
          <table:table-cell office:value-type="string">
            <text:p>tier_price_qty</text:p>
          </table:table-cell>
          <table:table-cell office:value-type="string">
            <text:p>tier_price</text:p>
          </table:table-cell>
        </table:table-row>
        <table:table-row table:style-name="ro1">
          <table:table-cell office:value-type="string">
            <text:p>24-WG085</text:p>
          </table:table-cell>
          <table:table-cell office:value-type="string">
            <text:p>base</text:p>
          </table:table-cell>
          <table:table-cell office:value-type="string">
            <text:p>Gener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4-WG086</text:p>
          </table:table-cell>
          <table:table-cell office:value-type="string">
            <text:p>All Websites [USD]</text:p>
          </table:table-cell>
          <table:table-cell office:value-type="string">
            <text:p>ALL GROUPS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OpenOffice/4.1.5$Win32 OpenOffice.org_project/415m1$Build-9789</meta:generator>
  </office:meta>
</office:document-meta>
</file>